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f50" officeooo:paragraph-rsid="00010f50"/>
    </style:style>
    <style:style style:name="P2" style:family="paragraph" style:parent-style-name="Standard">
      <style:text-properties officeooo:rsid="00010f50" officeooo:paragraph-rsid="00012128"/>
    </style:style>
    <style:style style:name="P3" style:family="paragraph" style:parent-style-name="Standard">
      <style:text-properties officeooo:rsid="00010f50" officeooo:paragraph-rsid="00103a77"/>
    </style:style>
    <style:style style:name="P4" style:family="paragraph" style:parent-style-name="Standard">
      <style:text-properties officeooo:rsid="00010f50" officeooo:paragraph-rsid="001c1b19"/>
    </style:style>
    <style:style style:name="P5" style:family="paragraph" style:parent-style-name="Standard">
      <style:text-properties officeooo:rsid="00010f50" officeooo:paragraph-rsid="0021ef10"/>
    </style:style>
    <style:style style:name="P6" style:family="paragraph" style:parent-style-name="Standard">
      <style:text-properties officeooo:rsid="00010f50" officeooo:paragraph-rsid="00224404"/>
    </style:style>
    <style:style style:name="P7" style:family="paragraph" style:parent-style-name="Standard">
      <style:text-properties officeooo:rsid="00010f50" officeooo:paragraph-rsid="002ad550"/>
    </style:style>
    <style:style style:name="P8" style:family="paragraph" style:parent-style-name="Standard">
      <style:text-properties officeooo:rsid="00010f50" officeooo:paragraph-rsid="002c24c7"/>
    </style:style>
    <style:style style:name="P9" style:family="paragraph" style:parent-style-name="Standard">
      <style:text-properties officeooo:rsid="00010f50" officeooo:paragraph-rsid="003148b9"/>
    </style:style>
    <style:style style:name="P10" style:family="paragraph" style:parent-style-name="Standard">
      <style:text-properties officeooo:rsid="00010f50" officeooo:paragraph-rsid="00347576"/>
    </style:style>
    <style:style style:name="P11" style:family="paragraph" style:parent-style-name="Standard">
      <style:text-properties officeooo:rsid="00010f50" officeooo:paragraph-rsid="00421389"/>
    </style:style>
    <style:style style:name="P12" style:family="paragraph" style:parent-style-name="Standard">
      <style:text-properties officeooo:rsid="00010f50" officeooo:paragraph-rsid="0045b831"/>
    </style:style>
    <style:style style:name="P13" style:family="paragraph" style:parent-style-name="Standard">
      <style:text-properties officeooo:rsid="001c1b19" officeooo:paragraph-rsid="001c1b19"/>
    </style:style>
    <style:style style:name="P14" style:family="paragraph" style:parent-style-name="Standard">
      <style:text-properties officeooo:rsid="00010f50" officeooo:paragraph-rsid="004dcc2e"/>
    </style:style>
    <style:style style:name="P15" style:family="paragraph" style:parent-style-name="Standard">
      <style:text-properties officeooo:rsid="00010f50" officeooo:paragraph-rsid="004e0392"/>
    </style:style>
    <style:style style:name="P16" style:family="paragraph" style:parent-style-name="Standard">
      <style:text-properties officeooo:rsid="00010f50" officeooo:paragraph-rsid="0045b831"/>
    </style:style>
    <style:style style:name="T1" style:family="text">
      <style:text-properties officeooo:rsid="0008a574"/>
    </style:style>
    <style:style style:name="T2" style:family="text">
      <style:text-properties officeooo:rsid="0009d411"/>
    </style:style>
    <style:style style:name="T3" style:family="text">
      <style:text-properties officeooo:rsid="001a0e13"/>
    </style:style>
    <style:style style:name="T4" style:family="text">
      <style:text-properties officeooo:rsid="001f8748"/>
    </style:style>
    <style:style style:name="T5" style:family="text">
      <style:text-properties officeooo:rsid="002c24c7"/>
    </style:style>
    <style:style style:name="T6" style:family="text">
      <style:text-properties officeooo:rsid="002d23f4"/>
    </style:style>
    <style:style style:name="T7" style:family="text">
      <style:text-properties officeooo:rsid="002f0231"/>
    </style:style>
    <style:style style:name="T8" style:family="text">
      <style:text-properties officeooo:rsid="003093cd"/>
    </style:style>
    <style:style style:name="T9" style:family="text">
      <style:text-properties officeooo:rsid="003148b9"/>
    </style:style>
    <style:style style:name="T10" style:family="text">
      <style:text-properties officeooo:rsid="003c44f4"/>
    </style:style>
    <style:style style:name="T11" style:family="text">
      <style:text-properties officeooo:rsid="003f8a26"/>
    </style:style>
    <style:style style:name="T12" style:family="text">
      <style:text-properties officeooo:rsid="003fe7af"/>
    </style:style>
    <style:style style:name="T13" style:family="text">
      <style:text-properties officeooo:rsid="003ff8ae"/>
    </style:style>
    <style:style style:name="T14" style:family="text">
      <style:text-properties officeooo:rsid="004191e3"/>
    </style:style>
    <style:style style:name="T15" style:family="text">
      <style:text-properties officeooo:rsid="00421389"/>
    </style:style>
    <style:style style:name="T16" style:family="text">
      <style:text-properties officeooo:rsid="004633ce"/>
    </style:style>
    <style:style style:name="T17" style:family="text">
      <style:text-properties officeooo:rsid="004dcc2e"/>
    </style:style>
    <style:style style:name="T18" style:family="text">
      <style:text-properties officeooo:rsid="004e0392"/>
    </style:style>
    <style:style style:name="T19" style:family="text">
      <style:text-properties officeooo:rsid="005029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基础游戏内容</text:p>
      <text:p text:style-name="Standard">基本对战</text:p>
      <text:p text:style-name="Standard">游戏内</text:p>
      <text:p text:style-name="P1">4位玩家 4个势力</text:p>
      <text:p text:style-name="P1">或 4位玩家 2个势力</text:p>
      <text:p text:style-name="P1">或 2位玩家 2个势力</text:p>
      <text:p text:style-name="P1"/>
      <text:p text:style-name="P1">游戏区域：【每个玩家】</text:p>
      <text:p text:style-name="P1">太空区域（<text:span text:style-name="T3">5格，[可放置舰队卡、基础卡、部队卡]，如果太空区域内有卡牌，则只能优先攻击太空区域的卡牌</text:span>）</text:p>
      <text:p text:style-name="P4">地面区域（<text:span text:style-name="T3">5格，[可放置基础卡、部队卡]</text:span>）</text:p>
      <text:p text:style-name="P15">卡组区域（<text:span text:style-name="T18">[</text:span>包含基础、增益、战斗、舰队卡<text:span text:style-name="T18">]</text:span>至少<text:span text:style-name="T14">40张，最多60张，相同卡最多带3张，每回合抽1张卡</text:span>）</text:p>
      <text:p text:style-name="P14">额外区域（存放部队卡，最多<text:span text:style-name="T17">20张， </text:span><text:span text:style-name="T14">相同卡最多带3张）</text:span></text:p>
      <text:p text:style-name="P7">弃牌区域（使用过的增益、战斗卡 或 被破坏的<text:span text:style-name="T3">舰队卡、基础卡、部队卡</text:span>）</text:p>
      <text:p text:style-name="P7">手牌区域（最多<text:span text:style-name="T13">8张卡，超过8张抽卡时直接进入弃牌区域）</text:span></text:p>
      <text:p text:style-name="P13">【如果场上有部队卡或舰队卡则不能攻击星球，如果没有舰队卡或部队卡则可以直接攻击星球。】</text:p>
      <text:p text:style-name="P1"/>
      <text:p text:style-name="P1">开局：</text:p>
      <text:p text:style-name="P8">抽<text:span text:style-name="T11">3</text:span><text:span text:style-name="T5">张卡（</text:span>卡组中<text:span text:style-name="T10">1</text:span><text:span text:style-name="T5">张随机的基础卡+卡组中随机</text:span><text:span text:style-name="T12">2</text:span><text:span text:style-name="T5">张卡）</text:span></text:p>
      <text:p text:style-name="P8">人口默认为<text:span text:style-name="T6">10，每回合默认增加</text:span><text:span text:style-name="T7">2</text:span><text:span text:style-name="T6">。</text:span></text:p>
      <text:p text:style-name="P9">资源值默认<text:span text:style-name="T8">500，</text:span><text:span text:style-name="T6">每回合默认增加</text:span><text:span text:style-name="T9">100</text:span><text:span text:style-name="T8">。</text:span></text:p>
      <text:p text:style-name="P1"/>
      <text:p text:style-name="P3">对战外 </text:p>
      <text:p text:style-name="P3">开局初始可选角色（指挥官）（角色特性与技能） <text:s/></text:p>
      <text:p text:style-name="P3"><text:s/>开局初始每个玩家拥有一个星球（星球也有不同特性） </text:p>
      <text:p text:style-name="P3"><text:s text:c="2"/></text:p>
      <text:p text:style-name="P2">房间场地效果（影响对战内的游戏初始场地效果 不同星系 星球等 单局内无法变更） <text:s text:c="5"/></text:p>
      <text:p text:style-name="P2">房间内场地事件（固定回合自动轮换或通过卡牌效果更换）</text:p>
      <text:p text:style-name="P1"/>
      <text:p text:style-name="P1">对战内基础资源： 人口值 资源值</text:p>
      <text:p text:style-name="P1"/>
      <text:p text:style-name="P1">获胜条件：摧毁星球 星球破坏度初始为<text:span text:style-name="T1">0 <text:s text:c="3"/>破坏度为100即失败</text:span></text:p>
      <text:p text:style-name="P1"/>
      <text:p text:style-name="P1">规则： 人口自动增长（可通过卡牌效果提升） 资源值通过基础卡牌等获取</text:p>
      <text:p text:style-name="P1">卡牌类型：</text:p>
      <text:p text:style-name="P5">基础卡牌（<text:span text:style-name="T4">[</text:span>设施<text:span text:style-name="T4">]</text:span>持续在场，持续提供资源，人口增长速度加快等）</text:p>
      <text:p text:style-name="P6">增益卡牌（为己方卡牌、角色、资源等提供增益/防御等效果，或影响场地事件等）</text:p>
      <text:p text:style-name="P6">战斗卡牌（对敌方卡牌、角色、资源等造成减益/攻击等效果等）</text:p>
      <text:p text:style-name="P1">舰队卡牌（<text:span text:style-name="T2">[</text:span>包含舰队、空间站、星港<text:span text:style-name="T2">]</text:span>一定人口数量可使用，发动消耗资源值（每回合有额外的维护费），可攻击星球、舰队、基础、部队卡等）</text:p>
      <text:p text:style-name="P10">部队卡牌（从额外区域随时出场，消耗人口值（每回合有维护费），只能攻击星球、基础、部队卡）</text:p>
      <text:p text:style-name="P1"><text:s/></text:p>
      <text:p text:style-name="P11">舰队武器互相克制关系（克制会造成<text:span text:style-name="T15">1.5倍攻击伤害，被克制只会造成0.5倍攻击伤害，不克制则造成100%伤害</text:span>）</text:p>
      <text:p text:style-name="P11">（能量克制导弹 动能克制能量 导弹克制动能 ） （其他卡战斗均为<text:span text:style-name="T16">100%伤害</text:span>）</text:p>
      <text:p text:style-name="P1">卡牌战斗属性：</text:p>
      <text:p text:style-name="P11">舰队卡（出场消耗的资源、出场人口需求、每回合维护费、攻击值、生命值 、武器类型、技能效果）</text:p>
      <text:p text:style-name="P12">部队卡（ 出场消耗的人口、 每回合维护费、攻击值、生命值 、技能效果）</text:p>
      <text:p text:style-name="P12">基础卡（出场需求或无需求、每回合增加的资源、生命值、技能效果）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22T01:52:56.262000000</dc:date>
    <meta:editing-duration>PT1H35M1S</meta:editing-duration>
    <meta:editing-cycles>62</meta:editing-cycles>
    <meta:document-statistic meta:table-count="0" meta:image-count="0" meta:object-count="0" meta:page-count="1" meta:paragraph-count="40" meta:word-count="945" meta:character-count="1007" meta:non-whitespace-character-count="965"/>
  </office:meta>
</office:document-meta>
</file>